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dd7" officeooo:paragraph-rsid="00155dd7"/>
    </style:style>
    <style:style style:name="P2" style:family="paragraph" style:parent-style-name="Standard">
      <style:text-properties officeooo:rsid="00155dd7" officeooo:paragraph-rsid="00155dd7"/>
    </style:style>
    <style:style style:name="P3" style:family="paragraph" style:parent-style-name="Standard">
      <style:text-properties officeooo:rsid="00155dd7" officeooo:paragraph-rsid="0016f804"/>
    </style:style>
    <style:style style:name="T1" style:family="text">
      <style:text-properties officeooo:rsid="0016f8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watch agent logs config file</text:p>
      <text:p text:style-name="P1"/>
      <text:p text:style-name="P1">{</text:p>
      <text:p text:style-name="P1"><text:s text:c="8"/>"agent": {</text:p>
      <text:p text:style-name="P1"><text:s text:c="16"/>"metrics_collection_interval": 60,</text:p>
      <text:p text:style-name="P1"><text:s text:c="16"/>"run_as_user": "root"</text:p>
      <text:p text:style-name="P1"><text:s text:c="8"/>},</text:p>
      <text:p text:style-name="P1"><text:s text:c="8"/>"logs": {</text:p>
      <text:p text:style-name="P1"><text:s text:c="16"/>"logs_collected": {</text:p>
      <text:p text:style-name="P1"><text:s text:c="24"/>"files": {</text:p>
      <text:p text:style-name="P1"><text:s text:c="32"/>"collect_list": [</text:p>
      <text:p text:style-name="P1"><text:s text:c="40"/>{</text:p>
      <text:p text:style-name="P1"><text:s text:c="48"/>"file_path": "/var/log/nginx/access.log",</text:p>
      <text:p text:style-name="P1"><text:s text:c="48"/>"log_group_name": "app-server-nginx-access-log",</text:p>
      <text:p text:style-name="P1"><text:s text:c="48"/>"log_stream_name": "{instance_id}"</text:p>
      <text:p text:style-name="P1"><text:s text:c="40"/>},</text:p>
      <text:p text:style-name="P1"><text:s text:c="40"/>{</text:p>
      <text:p text:style-name="P1"><text:s text:c="48"/>"file_path": "/var/log/nginx/error.log",</text:p>
      <text:p text:style-name="P1"><text:s text:c="48"/>"log_group_name": "app-server-nginx-error-log",</text:p>
      <text:p text:style-name="P1"><text:s text:c="48"/>"log_stream_name": "{instance_id}"</text:p>
      <text:p text:style-name="P1"><text:s text:c="40"/>},</text:p>
      <text:p text:style-name="P1"><text:s text:c="40"/>{</text:p>
      <text:p text:style-name="P1"><text:s text:c="48"/>"file_path": "/home/VideoKyc_User/notification-svc/nohup.out",</text:p>
      <text:p text:style-name="P1"><text:s text:c="48"/>"log_group_name": "notification-svc-logs",</text:p>
      <text:p text:style-name="P1"><text:s text:c="48"/>"log_stream_name": "{instance_id}"</text:p>
      <text:p text:style-name="P1"><text:s text:c="40"/>},</text:p>
      <text:p text:style-name="P1"><text:s text:c="40"/>{</text:p>
      <text:p text:style-name="P1"><text:s text:c="48"/>"file_path": "/home/VideoKyc_User/actor-mgmt/nohup.out",</text:p>
      <text:p text:style-name="P1"><text:s text:c="48"/>"log_group_name": "actor-mgmt-logs",</text:p>
      <text:p text:style-name="P1"><text:s text:c="48"/>"log_stream_name": "{instance_id}"</text:p>
      <text:p text:style-name="P1"><text:s text:c="40"/>},</text:p>
      <text:p text:style-name="P1"><text:s text:c="40"/>{</text:p>
      <text:p text:style-name="P1"><text:s text:c="48"/>"file_path": "/home/VideoKyc_User/ocr-svc/nohup.out",</text:p>
      <text:p text:style-name="P1"><text:s text:c="48"/>"log_group_name": "ocr-svc-logs",</text:p>
      <text:p text:style-name="P1"><text:s text:c="48"/>"log_stream_name": "{instance_id}"</text:p>
      <text:p text:style-name="P1"><text:s text:c="40"/>},</text:p>
      <text:p text:style-name="P1"><text:s text:c="40"/>{</text:p>
      <text:p text:style-name="P1"><text:s text:c="48"/>"file_path": "/home/VideoKyc_User/vcip/nohup.out",</text:p>
      <text:p text:style-name="P1"><text:s text:c="48"/>"log_group_name": "vcip-logs",</text:p>
      <text:p text:style-name="P1"><text:s text:c="48"/>"log_stream_name": "{instance_id}"</text:p>
      <text:p text:style-name="P1"><text:s text:c="40"/>},</text:p>
      <text:p text:style-name="P1"><text:s text:c="40"/>{</text:p>
      <text:p text:style-name="P1"><text:s text:c="48"/>"file_path": "/home/VideoKyc_User/uaa/nohup.out",</text:p>
      <text:p text:style-name="P1"><text:s text:c="48"/>"log_group_name": "uaa-logs",</text:p>
      <text:p text:style-name="P1"><text:s text:c="48"/>"log_stream_name": "{instance_id}"</text:p>
      <text:p text:style-name="P1"><text:s text:c="40"/>},</text:p>
      <text:p text:style-name="P1"><text:s text:c="40"/>{</text:p>
      <text:p text:style-name="P1"><text:s text:c="48"/>"file_path": "/home/VideoKyc_User/video-id-kyc/nohup.out",</text:p>
      <text:p text:style-name="P1"><text:s text:c="48"/>"log_group_name": "video-id-kyc-logs",</text:p>
      <text:p text:style-name="P1"><text:s text:c="48"/>"log_stream_name": "{instance_id}"</text:p>
      <text:p text:style-name="P1"><text:s text:c="40"/>},</text:p>
      <text:p text:style-name="P1"><text:s text:c="40"/>{</text:p>
      <text:p text:style-name="P1"><text:soft-page-break/><text:s text:c="48"/>"file_path": "/home/VideoKyc_User/we-do-svc/nohup.out",</text:p>
      <text:p text:style-name="P1"><text:s text:c="48"/>"log_group_name": "we-do-svc-logs",</text:p>
      <text:p text:style-name="P1"><text:s text:c="48"/>"log_stream_name": "{instance_id}"</text:p>
      <text:p text:style-name="P1"><text:s text:c="40"/>}</text:p>
      <text:p text:style-name="P1"/>
      <text:p text:style-name="P1"><text:s text:c="32"/>]</text:p>
      <text:p text:style-name="P1"><text:s text:c="24"/>}</text:p>
      <text:p text:style-name="P1"><text:s text:c="16"/>}</text:p>
      <text:p text:style-name="P1"><text:s text:c="8"/>},</text:p>
      <text:p text:style-name="P1"><text:tab/>"metrics": {</text:p>
      <text:p text:style-name="P1"><text:tab/><text:tab/>"append_dimensions": {</text:p>
      <text:p text:style-name="P1"><text:tab/><text:tab/><text:tab/>"AutoScalingGroupName": "${aws:AutoScalingGroupName}",</text:p>
      <text:p text:style-name="P1"><text:tab/><text:tab/><text:tab/>"ImageId": "${aws:ImageId}",</text:p>
      <text:p text:style-name="P1"><text:tab/><text:tab/><text:tab/>"InstanceId": "${aws:InstanceId}",</text:p>
      <text:p text:style-name="P1"><text:tab/><text:tab/><text:tab/>"InstanceType": "${aws:InstanceType}"</text:p>
      <text:p text:style-name="P1"><text:tab/><text:tab/>},</text:p>
      <text:p text:style-name="P1"><text:tab/><text:tab/>"metrics_collected": {</text:p>
      <text:p text:style-name="P1"><text:tab/><text:tab/><text:tab/>"collectd": {</text:p>
      <text:p text:style-name="P1"><text:tab/><text:tab/><text:tab/><text:tab/>"metrics_aggregation_interval": 60</text:p>
      <text:p text:style-name="P1"><text:tab/><text:tab/><text:tab/>},</text:p>
      <text:p text:style-name="P1"><text:tab/><text:tab/><text:tab/>"cpu": {</text:p>
      <text:p text:style-name="P1"><text:tab/><text:tab/><text:tab/><text:tab/>"measurement": [</text:p>
      <text:p text:style-name="P1"><text:tab/><text:tab/><text:tab/><text:tab/><text:tab/>"cpu_usage_idle",</text:p>
      <text:p text:style-name="P1"><text:tab/><text:tab/><text:tab/><text:tab/><text:tab/>"cpu_usage_iowait",</text:p>
      <text:p text:style-name="P1"><text:tab/><text:tab/><text:tab/><text:tab/><text:tab/>"cpu_usage_user",</text:p>
      <text:p text:style-name="P1"><text:tab/><text:tab/><text:tab/><text:tab/><text:tab/>"cpu_usage_system"</text:p>
      <text:p text:style-name="P1"><text:tab/><text:tab/><text:tab/><text:tab/>],</text:p>
      <text:p text:style-name="P1"><text:tab/><text:tab/><text:tab/><text:tab/>"metrics_collection_interval": 60,</text:p>
      <text:p text:style-name="P1"><text:tab/><text:tab/><text:tab/><text:tab/>"resources": [</text:p>
      <text:p text:style-name="P1"><text:tab/><text:tab/><text:tab/><text:tab/><text:tab/>"*"</text:p>
      <text:p text:style-name="P1"><text:tab/><text:tab/><text:tab/><text:tab/>],</text:p>
      <text:p text:style-name="P1"><text:tab/><text:tab/><text:tab/><text:tab/>"totalcpu": false</text:p>
      <text:p text:style-name="P1"><text:tab/><text:tab/><text:tab/>},</text:p>
      <text:p text:style-name="P1"><text:tab/><text:tab/><text:tab/>"disk": {</text:p>
      <text:p text:style-name="P1"><text:tab/><text:tab/><text:tab/><text:tab/>"measurement": [</text:p>
      <text:p text:style-name="P1"><text:tab/><text:tab/><text:tab/><text:tab/><text:tab/>"used_percent",</text:p>
      <text:p text:style-name="P1"><text:tab/><text:tab/><text:tab/><text:tab/><text:tab/>"inodes_free"</text:p>
      <text:p text:style-name="P1"><text:tab/><text:tab/><text:tab/><text:tab/>],</text:p>
      <text:p text:style-name="P1"><text:tab/><text:tab/><text:tab/><text:tab/>"metrics_collection_interval": 60,</text:p>
      <text:p text:style-name="P1"><text:tab/><text:tab/><text:tab/><text:tab/>"resources": [</text:p>
      <text:p text:style-name="P1"><text:tab/><text:tab/><text:tab/><text:tab/><text:tab/>"*"</text:p>
      <text:p text:style-name="P1"><text:tab/><text:tab/><text:tab/><text:tab/>]</text:p>
      <text:p text:style-name="P1"><text:tab/><text:tab/><text:tab/>},</text:p>
      <text:p text:style-name="P1"><text:tab/><text:tab/><text:tab/>"diskio": {</text:p>
      <text:p text:style-name="P1"><text:tab/><text:tab/><text:tab/><text:tab/>"measurement": [</text:p>
      <text:p text:style-name="P1"><text:tab/><text:tab/><text:tab/><text:tab/><text:tab/>"io_time",</text:p>
      <text:p text:style-name="P1"><text:tab/><text:tab/><text:tab/><text:tab/><text:tab/>"write_bytes",</text:p>
      <text:p text:style-name="P1"><text:tab/><text:tab/><text:tab/><text:tab/><text:tab/>"read_bytes",</text:p>
      <text:p text:style-name="P1"><text:tab/><text:tab/><text:tab/><text:tab/><text:tab/>"writes",</text:p>
      <text:p text:style-name="P1"><text:tab/><text:tab/><text:tab/><text:tab/><text:tab/>"reads"</text:p>
      <text:p text:style-name="P1"><text:tab/><text:tab/><text:tab/><text:tab/>],</text:p>
      <text:p text:style-name="P1"><text:tab/><text:tab/><text:tab/><text:tab/>"metrics_collection_interval": 60,</text:p>
      <text:p text:style-name="P1"><text:soft-page-break/><text:tab/><text:tab/><text:tab/><text:tab/>"resources": [</text:p>
      <text:p text:style-name="P1"><text:tab/><text:tab/><text:tab/><text:tab/><text:tab/>"*"</text:p>
      <text:p text:style-name="P1"><text:tab/><text:tab/><text:tab/><text:tab/>]</text:p>
      <text:p text:style-name="P1"><text:tab/><text:tab/><text:tab/>},</text:p>
      <text:p text:style-name="P1"><text:tab/><text:tab/><text:tab/>"mem": {</text:p>
      <text:p text:style-name="P1"><text:tab/><text:tab/><text:tab/><text:tab/>"measurement": [</text:p>
      <text:p text:style-name="P1"><text:tab/><text:tab/><text:tab/><text:tab/><text:tab/>"mem_used_percent"</text:p>
      <text:p text:style-name="P1"><text:tab/><text:tab/><text:tab/><text:tab/>],</text:p>
      <text:p text:style-name="P1"><text:tab/><text:tab/><text:tab/><text:tab/>"metrics_collection_interval": 60</text:p>
      <text:p text:style-name="P1"><text:tab/><text:tab/><text:tab/>},</text:p>
      <text:p text:style-name="P1"><text:tab/><text:tab/><text:tab/>"netstat": {</text:p>
      <text:p text:style-name="P1"><text:tab/><text:tab/><text:tab/><text:tab/>"measurement": [</text:p>
      <text:p text:style-name="P1"><text:tab/><text:tab/><text:tab/><text:tab/><text:tab/>"tcp_established",</text:p>
      <text:p text:style-name="P1"><text:tab/><text:tab/><text:tab/><text:tab/><text:tab/>"tcp_time_wait"</text:p>
      <text:p text:style-name="P1"><text:tab/><text:tab/><text:tab/><text:tab/>],</text:p>
      <text:p text:style-name="P1"><text:tab/><text:tab/><text:tab/><text:tab/>"metrics_collection_interval": 60</text:p>
      <text:p text:style-name="P1"><text:tab/><text:tab/><text:tab/>},</text:p>
      <text:p text:style-name="P1"><text:tab/><text:tab/><text:tab/>"statsd": {</text:p>
      <text:p text:style-name="P1"><text:tab/><text:tab/><text:tab/><text:tab/>"metrics_aggregation_interval": 60,</text:p>
      <text:p text:style-name="P1"><text:tab/><text:tab/><text:tab/><text:tab/>"metrics_collection_interval": 10,</text:p>
      <text:p text:style-name="P1"><text:tab/><text:tab/><text:tab/><text:tab/>"service_address": ":8125"</text:p>
      <text:p text:style-name="P1"><text:tab/><text:tab/><text:tab/>},</text:p>
      <text:p text:style-name="P1"><text:tab/><text:tab/><text:tab/>"swap": {</text:p>
      <text:p text:style-name="P1"><text:tab/><text:tab/><text:tab/><text:tab/>"measurement": [</text:p>
      <text:p text:style-name="P1"><text:tab/><text:tab/><text:tab/><text:tab/><text:tab/>"swap_used_percent"</text:p>
      <text:p text:style-name="P1"><text:tab/><text:tab/><text:tab/><text:tab/>],</text:p>
      <text:p text:style-name="P1"><text:tab/><text:tab/><text:tab/><text:tab/>"metrics_collection_interval": 60</text:p>
      <text:p text:style-name="P1"><text:tab/><text:tab/><text:tab/>}</text:p>
      <text:p text:style-name="P1"><text:tab/><text:tab/>}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20:14:53.007924728</meta:creation-date>
    <dc:date>2020-07-17T20:47:58.766128487</dc:date>
    <meta:editing-duration>PT23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33" meta:word-count="207" meta:character-count="4838" meta:non-whitespace-character-count="2264"/>
  </office:meta>
</office:document-meta>
</file>